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9e96c" officeooo:paragraph-rsid="002cf5e9"/>
    </style:style>
    <style:style style:name="P16" style:family="paragraph" style:parent-style-name="Standard">
      <style:text-properties officeooo:rsid="001bbb6e" officeooo:paragraph-rsid="001bbb6e"/>
    </style:style>
    <style:style style:name="P17" style:family="paragraph" style:parent-style-name="Standard">
      <style:text-properties officeooo:rsid="001ed034" officeooo:paragraph-rsid="001ed034"/>
    </style:style>
    <style:style style:name="P18" style:family="paragraph" style:parent-style-name="Standard">
      <style:text-properties officeooo:rsid="0021d6cb" officeooo:paragraph-rsid="0021d6cb"/>
    </style:style>
    <style:style style:name="P19" style:family="paragraph" style:parent-style-name="Standard">
      <style:text-properties officeooo:rsid="0023570a" officeooo:paragraph-rsid="0023570a"/>
    </style:style>
    <style:style style:name="P20" style:family="paragraph" style:parent-style-name="Standard">
      <style:text-properties officeooo:rsid="0023c46a" officeooo:paragraph-rsid="0023c46a"/>
    </style:style>
    <style:style style:name="P21" style:family="paragraph" style:parent-style-name="Standard">
      <style:text-properties officeooo:rsid="0024b477" officeooo:paragraph-rsid="0024b477"/>
    </style:style>
    <style:style style:name="P22" style:family="paragraph" style:parent-style-name="Standard">
      <style:text-properties officeooo:rsid="00257fb7" officeooo:paragraph-rsid="00257fb7"/>
    </style:style>
    <style:style style:name="P23" style:family="paragraph" style:parent-style-name="Standard">
      <style:text-properties officeooo:rsid="00273dfd" officeooo:paragraph-rsid="00273dfd"/>
    </style:style>
    <style:style style:name="P24" style:family="paragraph" style:parent-style-name="Standard">
      <style:text-properties officeooo:rsid="00275854" officeooo:paragraph-rsid="00275854"/>
    </style:style>
    <style:style style:name="P25" style:family="paragraph" style:parent-style-name="Standard">
      <style:text-properties officeooo:rsid="00294f37" officeooo:paragraph-rsid="00294f37"/>
    </style:style>
    <style:style style:name="P26" style:family="paragraph" style:parent-style-name="Standard">
      <style:text-properties officeooo:rsid="002c6f28" officeooo:paragraph-rsid="002c6f28"/>
    </style:style>
    <style:style style:name="P27" style:family="paragraph" style:parent-style-name="Standard">
      <style:text-properties officeooo:rsid="002cf5e9" officeooo:paragraph-rsid="002cf5e9"/>
    </style:style>
    <style:style style:name="P28" style:family="paragraph" style:parent-style-name="Standard">
      <style:text-properties officeooo:rsid="002eebf3" officeooo:paragraph-rsid="002eebf3"/>
    </style:style>
    <style:style style:name="P29" style:family="paragraph" style:parent-style-name="Standard">
      <style:text-properties officeooo:rsid="00312ab6" officeooo:paragraph-rsid="00312ab6"/>
    </style:style>
    <style:style style:name="P30" style:family="paragraph" style:parent-style-name="Standard">
      <style:text-properties officeooo:rsid="00085555" officeooo:paragraph-rsid="00085555"/>
    </style:style>
    <style:style style:name="P31" style:family="paragraph" style:parent-style-name="Standard">
      <style:text-properties officeooo:rsid="0032f355" officeooo:paragraph-rsid="0032f355"/>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0">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31">If statements if they are an and expression and it contains comparisons of a variable with a LENGTH(array) they are stored in a comparison cache.</text:p>
      <text:p text:style-name="P31">It is deleted upon assignment to the variable or executing else or terminating the if statement.</text:p>
      <text:p text:style-name="P31">The comparison cache can be used to do things like avoid bounds checking for array access. Fixed limited size offset to the length value is also supported.</text:p>
      <text:p text:style-name="P31">It can also replace these comparisons with true value if they are repeated in the code. A comparison provable from a cache comparisons, but with a different immediate offset, can still be avoided when accessing array and inside nested if statements.</text:p>
      <text:p text:style-name="P31"/>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semi colon: parallel; keep executing even if exception</text:p>
      <text:p text:style-name="P4"><text:soft-page-break/>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1">ALLOCAB(size) : allocate size and save variable b in the first entry;</text:p>
      <text:p text:style-name="P21">used to allow preserving registers other than a.</text:p>
      <text:p text:style-name="P12"/>
      <text:p text:style-name="P21"><text:soft-page-break/>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29">Structore construction: with a colon operator e.g.</text:p>
      <text:p text:style-name="P29">a : b : c</text:p>
      <text:p text:style-name="P29">will return a array of 3 integers allocated on the heap.</text:p>
      <text:p text:style-name="P29">A : B : c</text:p>
      <text:p text:style-name="P29">will return array of two doubles and one integer.</text:p>
      <text:p text:style-name="P12"/>
      <text:p text:style-name="P14">Module strings:</text:p>
      <text:p text:style-name="P14">strappend(from)</text:p>
      <text:p text:style-name="P14">the string in b is appended with string in from. It has to have enough zero padded bytes.</text:p>
      <text:p text:style-name="P27">strappendpos(from)</text:p>
      <text:p text:style-name="P15">the string in b is appended with string in from. It has to have enough zero padded bytes. <text:span text:style-name="T12">The append happens from position c of from;</text:span></text:p>
      <text:p text:style-name="P27">strappendposl(from)</text:p>
      <text:p text:style-name="P15">the string in b is appended with string in from. It has to have enough zero padded bytes. <text:span text:style-name="T12">The append happens from long character position c of from;</text:span></text:p>
      <text:p text:style-name="P15">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27">strlen(array) = return string length</text:p>
      <text:p text:style-name="P27">strtrunc(array) = truncate string at pos b.</text:p>
      <text:p text:style-name="P27">strlenl(array) = return string length in long scharacters</text:p>
      <text:p text:style-name="P27">strutruncl(array) = truncate string at long pos b</text:p>
      <text:p text:style-name="P14"/>
      <text:p text:style-name="P16">Module wholefile</text:p>
      <text:p text:style-name="P16">readfile(name) - <text:s/>return a copy of the file in a heap object</text:p>
      <text:p text:style-name="P16">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6">writefile(name) – write the heap object in variable b as the file name</text:p>
      <text:p text:style-name="P16">binfile – set binary mode (on some operating systems a no op).</text:p>
      <text:p text:style-name="P16">textfile <text:s/>- on some operating systems a no op. textfile mode</text:p>
      <text:p text:style-name="P16">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7">readrecord(record_struct)</text:p>
      <text:p text:style-name="P17"><text:soft-page-break/>record struct contains fields:</text:p>
      <text:p text:style-name="P17">name</text:p>
      <text:p text:style-name="P17">private_handle</text:p>
      <text:p text:style-name="P17">record_size //in bytes, not entities</text:p>
      <text:p text:style-name="P17">position //<text:span text:style-name="T8">in bytes, not entities</text:span></text:p>
      <text:p text:style-name="P17"/>
      <text:p text:style-name="P17">reads a record from a file. If private_handle is zero, it can be a file identifier after the first call.</text:p>
      <text:p text:style-name="P17">Returns a heap object containing the record.</text:p>
      <text:p text:style-name="P28">Care should be taken to not call portions of the array as a memory object as on no pointer bit architecture it could contain pointers that are garbage. Note they still won’t be garbage collector walked.</text:p>
      <text:p text:style-name="P17">writerecord(record_struct)</text:p>
      <text:p text:style-name="P17">write a record in file. The data is in a heap object in variable b.</text:p>
      <text:p text:style-name="P17">Insufficient size of heap object might result in an exception. Not legal to use a pre offset heap object.</text:p>
      <text:p text:style-name="P17">flushrecord(record_struct)</text:p>
      <text:p text:style-name="P17">close the record private_handle and write any buffers that may be inferred by it. Doesn’t guarantee the data is safely stored by the time of return.</text:p>
      <text:p text:style-name="P17"/>
      <text:p text:style-name="P18">Tree vectorisation:</text:p>
      <text:p text:style-name="P18">It cannot be assumed that the compiler will do tree vectorisation across multiple lines of code. If you want it to work, the vectorised instructions have to be on one line.</text:p>
      <text:p text:style-name="P18">This might allow for complete vector instruction usage as less code will be analysed but it is more platform specific than some other cases</text:p>
      <text:p text:style-name="P19">SIMD sub values are accessed with the appropriate brackets.</text:p>
      <text:p text:style-name="P19">SIMD unit values other than int64 and double are not supported.</text:p>
      <text:p text:style-name="P18"/>
      <text:p text:style-name="P18">module multithread</text:p>
      <text:p text:style-name="P18">create_thread_pack(count), initialisation function in variable b. passed the thread index and a copy of each floating point and integer variable register (except the argument register).</text:p>
      <text:p text:style-name="P18">returns a semset_struct pointer</text:p>
      <text:p text:style-name="P18">begin_tasks(semset) – main thread begins a shared task</text:p>
      <text:p text:style-name="P18">tick_task(semset) – mark task of number in register b as completed.</text:p>
      <text:p text:style-name="P18">wait_tasks() - wait for all the tasks in the thread pack to tick their task number. Callable from thread that ca<text:span text:style-name="T9">ll</text:span>ed begin_tasks. Calling from another thread can throw an exception.</text:p>
      <text:p text:style-name="P18">delete_thread_pack(semset)</text:p>
      <text:p text:style-name="P18">destroy the thread pack.</text:p>
      <text:p text:style-name="P18"/>
      <text:p text:style-name="P22">Microkernel Interface:</text:p>
      <text:p text:style-name="P22">IPC_call(IPC_k_struct) → call IPC, IPC_k_struct contanins the message. Veriable b contains the return capability if using call-to-call semantics. Otherwise it should be set to zero.</text:p>
      <text:p text:style-name="P22">IPC_call preserves the variables upon entering the other process. Temp registers are not preserved but are cleared.</text:p>
      <text:p text:style-name="P22">IPC_k_struct has the following fields</text:p>
      <text:p text:style-name="P22">HANDLE_OF_OBJECT</text:p>
      <text:p text:style-name="P22">CALL_FLAGS</text:p>
      <text:p text:style-name="P22">CNT_BUFFERS</text:p>
      <text:p text:style-name="P22"/>
      <text:p text:style-name="P22">IPC_k_struct’sizeof should be used to append other registers as buffers. Must be at beginning of a ALLOCA ALLOCAB or ALLOCH region.</text:p>
      <text:p text:style-name="P22">Integer data and FPU data is sent via the variables.</text:p>
      <text:p text:style-name="P22"><text:soft-page-break/>The number of buffers should not be more than the size of the IPC_k_struct allows or an exception is trigerred.</text:p>
      <text:p text:style-name="P22">Flags for message:</text:p>
      <text:p text:style-name="P22">IPC_k_struct’FLG_CALL_TO_CALL</text:p>
      <text:p text:style-name="P22">IPC_k_struct’FLG_ASYNC_RETURN</text:p>
      <text:p text:style-name="P22">IPC_k_struct’FLG_SWITCH_RENDER_THREAD – used for soft rendering server but can be used by other servers if they are implemented in CPU heavy manner.</text:p>
      <text:p text:style-name="P22">Note that sticky thread servers cannot switch thread of an object until the IPC_k_struct’FLG_SWITC<text:span text:style-name="T11">H</text:span>_RENDER_THREAD</text:p>
      <text:p text:style-name="P22">is specified. </text:p>
      <text:p text:style-name="P22">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3">Receive (additional) flags:</text:p>
      <text:p text:style-name="P23">IPC_k_struct’FLG_REPLY_MESSAGE</text:p>
      <text:p text:style-name="P24">Send handles in buffer (only first used)</text:p>
      <text:p text:style-name="P24">IPC_k_struct’FLG_SEND_CAP</text:p>
      <text:p text:style-name="P24">Receive handles in buffer (only first used)</text:p>
      <text:p text:style-name="P24">IPC_k_struct’FLG_RECV_CAP</text:p>
      <text:p text:style-name="P25">Those flags are preserved when making an IPC call.</text:p>
      <text:p text:style-name="P25"/>
      <text:p text:style-name="P26">Soft pointer features:</text:p>
      <text:p text:style-name="P26">The no pointer bit processors can implemet soft bound pointer. If using the same pointer format as the heptane ISA pointer it will reduce the address space size from 44 bits (heptane ISA) to 43 bits.</text:p>
      <text:p text:style-name="P26">However, under current x86_64 ISA the invalid pointer bits are not the topmost but bit 63 and bit 56. </text:p>
      <text:p text:style-name="P26">The extra 16 registers are handled by references to top of stack 8 bit offset variables. X86_64 cpus cache those in registers, even though it might not be officially admitted (but I accept no responsibility for the event of this being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3T13:41:30.300995364</dc:date>
    <meta:editing-duration>PT2H5M54S</meta:editing-duration>
    <meta:editing-cycles>33</meta:editing-cycles>
    <meta:generator>LibreOffice/7.3.7.2$Linux_X86_64 LibreOffice_project/30$Build-2</meta:generator>
    <meta:document-statistic meta:table-count="0" meta:image-count="0" meta:object-count="0" meta:page-count="6" meta:paragraph-count="195" meta:word-count="2028" meta:character-count="12299" meta:non-whitespace-character-count="10448"/>
  </office:meta>
</office:document-meta>
</file>